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9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9319" calcext:value-type="float">
            <text:p><text:s text:c="3"/>99,319</text:p>
          </table:table-cell>
          <table:table-cell table:style-name="ce36" office:value-type="float" office:value="2683" calcext:value-type="float">
            <text:p><text:s text:c="3"/>2,683</text:p>
          </table:table-cell>
          <table:table-cell table:style-name="ce36" office:value-type="float" office:value="9291" calcext:value-type="float">
            <text:p><text:s text:c="3"/>9,291</text:p>
          </table:table-cell>
          <table:table-cell table:style-name="ce36" office:value-type="float" office:value="8051" calcext:value-type="float">
            <text:p><text:s text:c="3"/>8,051</text:p>
          </table:table-cell>
          <table:table-cell table:style-name="ce36" office:value-type="float" office:value="3414" calcext:value-type="float">
            <text:p><text:s text:c="3"/>3,414</text:p>
          </table:table-cell>
          <table:table-cell table:style-name="ce36" office:value-type="float" office:value="2210" calcext:value-type="float">
            <text:p><text:s text:c="3"/>2,210</text:p>
          </table:table-cell>
          <table:table-cell table:style-name="ce36" office:value-type="float" office:value="3420" calcext:value-type="float">
            <text:p><text:s text:c="3"/>3,420</text:p>
          </table:table-cell>
          <table:table-cell table:style-name="ce36" office:value-type="float" office:value="10954" calcext:value-type="float">
            <text:p><text:s text:c="3"/>10,954</text:p>
          </table:table-cell>
          <table:table-cell table:style-name="ce36" office:value-type="float" office:value="327" calcext:value-type="float">
            <text:p><text:s text:c="3"/>327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7005" calcext:value-type="float">
            <text:p><text:s text:c="3"/>7,005</text:p>
          </table:table-cell>
          <table:table-cell table:style-name="ce36" office:value-type="float" office:value="50448" calcext:value-type="float">
            <text:p><text:s text:c="3"/>50,448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0177" calcext:value-type="float">
            <text:p><text:s text:c="3"/>100,177</text:p>
          </table:table-cell>
          <table:table-cell table:style-name="ce36" office:value-type="float" office:value="5017" calcext:value-type="float">
            <text:p><text:s text:c="3"/>5,017</text:p>
          </table:table-cell>
          <table:table-cell table:style-name="ce36" office:value-type="float" office:value="9951" calcext:value-type="float">
            <text:p><text:s text:c="3"/>9,951</text:p>
          </table:table-cell>
          <table:table-cell table:style-name="ce36" office:value-type="float" office:value="7269" calcext:value-type="float">
            <text:p><text:s text:c="3"/>7,269</text:p>
          </table:table-cell>
          <table:table-cell table:style-name="ce36" office:value-type="float" office:value="3680" calcext:value-type="float">
            <text:p><text:s text:c="3"/>3,680</text:p>
          </table:table-cell>
          <table:table-cell table:style-name="ce36" office:value-type="float" office:value="2206" calcext:value-type="float">
            <text:p><text:s text:c="3"/>2,206</text:p>
          </table:table-cell>
          <table:table-cell table:style-name="ce36" office:value-type="float" office:value="3154" calcext:value-type="float">
            <text:p><text:s text:c="3"/>3,154</text:p>
          </table:table-cell>
          <table:table-cell table:style-name="ce36" office:value-type="float" office:value="9984" calcext:value-type="float">
            <text:p><text:s text:c="3"/>9,984</text:p>
          </table:table-cell>
          <table:table-cell table:style-name="ce36" office:value-type="float" office:value="1420" calcext:value-type="float">
            <text:p><text:s text:c="3"/>1,420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004" calcext:value-type="float">
            <text:p><text:s text:c="3"/>7,004</text:p>
          </table:table-cell>
          <table:table-cell table:style-name="ce36" office:value-type="float" office:value="50447" calcext:value-type="float">
            <text:p><text:s text:c="3"/>50,44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57" office:value-type="float" office:value="-858" calcext:value-type="float">
            <text:p><text:s text:c="7"/>－858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5110" calcext:value-type="float">
            <text:p><text:s text:c="3"/>45,110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4391" calcext:value-type="float">
            <text:p><text:s text:c="3"/>4,391</text:p>
          </table:table-cell>
          <table:table-cell table:style-name="ce36" office:value-type="float" office:value="3765" calcext:value-type="float">
            <text:p><text:s text:c="3"/>3,765</text:p>
          </table:table-cell>
          <table:table-cell table:style-name="ce36" office:value-type="float" office:value="1571" calcext:value-type="float">
            <text:p><text:s text:c="3"/>1,571</text:p>
          </table:table-cell>
          <table:table-cell table:style-name="ce36" office:value-type="float" office:value="973" calcext:value-type="float">
            <text:p><text:s text:c="3"/>973</text:p>
          </table:table-cell>
          <table:table-cell table:style-name="ce36" office:value-type="float" office:value="1585" calcext:value-type="float">
            <text:p><text:s text:c="3"/>1,585</text:p>
          </table:table-cell>
          <table:table-cell table:style-name="ce36" office:value-type="float" office:value="4984" calcext:value-type="float">
            <text:p><text:s text:c="3"/>4,984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219" calcext:value-type="float">
            <text:p><text:s text:c="3"/>3,219</text:p>
          </table:table-cell>
          <table:table-cell table:style-name="ce36" office:value-type="float" office:value="22768" calcext:value-type="float">
            <text:p><text:s text:c="3"/>22,76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5663" calcext:value-type="float">
            <text:p><text:s text:c="3"/>45,663</text:p>
          </table:table-cell>
          <table:table-cell table:style-name="ce36" office:value-type="float" office:value="2194" calcext:value-type="float">
            <text:p><text:s text:c="3"/>2,194</text:p>
          </table:table-cell>
          <table:table-cell table:style-name="ce36" office:value-type="float" office:value="4458" calcext:value-type="float">
            <text:p><text:s text:c="3"/>4,458</text:p>
          </table:table-cell>
          <table:table-cell table:style-name="ce36" office:value-type="float" office:value="3312" calcext:value-type="float">
            <text:p><text:s text:c="3"/>3,312</text:p>
          </table:table-cell>
          <table:table-cell table:style-name="ce36" office:value-type="float" office:value="1681" calcext:value-type="float">
            <text:p><text:s text:c="3"/>1,681</text:p>
          </table:table-cell>
          <table:table-cell table:style-name="ce36" office:value-type="float" office:value="989" calcext:value-type="float">
            <text:p><text:s text:c="3"/>989</text:p>
          </table:table-cell>
          <table:table-cell table:style-name="ce36" office:value-type="float" office:value="1445" calcext:value-type="float">
            <text:p><text:s text:c="3"/>1,445</text:p>
          </table:table-cell>
          <table:table-cell table:style-name="ce36" office:value-type="float" office:value="4885" calcext:value-type="float">
            <text:p><text:s text:c="3"/>4,885</text:p>
          </table:table-cell>
          <table:table-cell table:style-name="ce36" office:value-type="float" office:value="691" calcext:value-type="float">
            <text:p><text:s text:c="3"/>69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18" calcext:value-type="float">
            <text:p><text:s text:c="3"/>3,218</text:p>
          </table:table-cell>
          <table:table-cell table:style-name="ce36" office:value-type="float" office:value="22767" calcext:value-type="float">
            <text:p><text:s text:c="3"/>22,76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58" office:value-type="float" office:value="-553" calcext:value-type="float">
            <text:p><text:s text:c="7"/>－553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4209" calcext:value-type="float">
            <text:p><text:s text:c="3"/>54,209</text:p>
          </table:table-cell>
          <table:table-cell table:style-name="ce37" office:value-type="float" office:value="1392" calcext:value-type="float">
            <text:p><text:s text:c="3"/>1,392</text:p>
          </table:table-cell>
          <table:table-cell table:style-name="ce37" office:value-type="float" office:value="4900" calcext:value-type="float">
            <text:p><text:s text:c="3"/>4,900</text:p>
          </table:table-cell>
          <table:table-cell table:style-name="ce37" office:value-type="float" office:value="4286" calcext:value-type="float">
            <text:p><text:s text:c="3"/>4,286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1237" calcext:value-type="float">
            <text:p><text:s text:c="3"/>1,237</text:p>
          </table:table-cell>
          <table:table-cell table:style-name="ce37" office:value-type="float" office:value="1835" calcext:value-type="float">
            <text:p><text:s text:c="3"/>1,835</text:p>
          </table:table-cell>
          <table:table-cell table:style-name="ce37" office:value-type="float" office:value="5970" calcext:value-type="float">
            <text:p><text:s text:c="3"/>5,970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86" calcext:value-type="float">
            <text:p><text:s text:c="3"/>3,786</text:p>
          </table:table-cell>
          <table:table-cell table:style-name="ce37" office:value-type="float" office:value="27680" calcext:value-type="float">
            <text:p><text:s text:c="3"/>27,680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514" calcext:value-type="float">
            <text:p><text:s text:c="3"/>54,514</text:p>
          </table:table-cell>
          <table:table-cell table:style-name="ce37" office:value-type="float" office:value="2823" calcext:value-type="float">
            <text:p><text:s text:c="3"/>2,823</text:p>
          </table:table-cell>
          <table:table-cell table:style-name="ce37" office:value-type="float" office:value="5493" calcext:value-type="float">
            <text:p><text:s text:c="3"/>5,493</text:p>
          </table:table-cell>
          <table:table-cell table:style-name="ce37" office:value-type="float" office:value="3957" calcext:value-type="float">
            <text:p><text:s text:c="3"/>3,957</text:p>
          </table:table-cell>
          <table:table-cell table:style-name="ce37" office:value-type="float" office:value="1999" calcext:value-type="float">
            <text:p><text:s text:c="3"/>1,999</text:p>
          </table:table-cell>
          <table:table-cell table:style-name="ce37" office:value-type="float" office:value="1217" calcext:value-type="float">
            <text:p><text:s text:c="3"/>1,217</text:p>
          </table:table-cell>
          <table:table-cell table:style-name="ce37" office:value-type="float" office:value="1709" calcext:value-type="float">
            <text:p><text:s text:c="3"/>1,709</text:p>
          </table:table-cell>
          <table:table-cell table:style-name="ce37" office:value-type="float" office:value="5099" calcext:value-type="float">
            <text:p><text:s text:c="3"/>5,099</text:p>
          </table:table-cell>
          <table:table-cell table:style-name="ce37" office:value-type="float" office:value="729" calcext:value-type="float">
            <text:p><text:s text:c="3"/>72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86" calcext:value-type="float">
            <text:p><text:s text:c="3"/>3,786</text:p>
          </table:table-cell>
          <table:table-cell table:style-name="ce37" office:value-type="float" office:value="27680" calcext:value-type="float">
            <text:p><text:s text:c="3"/>27,68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59" office:value-type="float" office:value="-305" calcext:value-type="float">
            <text:p><text:s text:c="7"/>－305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7981" calcext:value-type="float">
            <text:p>17,981</text:p>
          </table:table-cell>
          <table:table-cell table:style-name="ce38" office:value-type="float" office:value="597" calcext:value-type="float">
            <text:p>5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11" calcext:value-type="float">
            <text:p>5,311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3417" calcext:value-type="float">
            <text:p>3,417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48" calcext:value-type="float">
            <text:p>7,148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517" calcext:value-type="float">
            <text:p>17,517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31" calcext:value-type="float">
            <text:p>4,131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350" calcext:value-type="float">
            <text:p>3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48" calcext:value-type="float">
            <text:p>7,14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464" calcext:value-type="float">
            <text:p>464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051" calcext:value-type="float">
            <text:p>8,051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22" calcext:value-type="float">
            <text:p>2,42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517" calcext:value-type="float">
            <text:p>1,517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14" calcext:value-type="float">
            <text:p>3,214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110" calcext:value-type="float">
            <text:p>8,110</text:p>
          </table:table-cell>
          <table:table-cell table:style-name="ce39" office:value-type="float" office:value="501" calcext:value-type="float">
            <text:p>5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871" calcext:value-type="float">
            <text:p>1,871</text:p>
          </table:table-cell>
          <table:table-cell table:style-name="ce39" office:value-type="float" office:value="167" calcext:value-type="float">
            <text:p>1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14" calcext:value-type="float">
            <text:p>3,21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-59" calcext:value-type="float">
            <text:p><text:s text:c="7"/>－59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930" calcext:value-type="float">
            <text:p>9,930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89" calcext:value-type="float">
            <text:p>2,889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407" calcext:value-type="float">
            <text:p>9,407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951" calcext:value-type="float">
            <text:p>1,951</text:p>
          </table:table-cell>
          <table:table-cell table:style-name="ce40" office:value-type="float" office:value="183" calcext:value-type="float">
            <text:p>18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523" calcext:value-type="float">
            <text:p>523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963" calcext:value-type="float">
            <text:p>14,963</text:p>
          </table:table-cell>
          <table:table-cell table:style-name="ce38" office:value-type="float" office:value="887" calcext:value-type="float">
            <text:p>887</text:p>
          </table:table-cell>
          <table:table-cell table:style-name="ce38" office:value-type="float" office:value="4131" calcext:value-type="float">
            <text:p>4,1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5" calcext:value-type="float">
            <text:p>415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095" calcext:value-type="float">
            <text:p>2,095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563" calcext:value-type="float">
            <text:p>6,563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092" calcext:value-type="float">
            <text:p>16,092</text:p>
          </table:table-cell>
          <table:table-cell table:style-name="ce38" office:value-type="float" office:value="1464" calcext:value-type="float">
            <text:p>1,464</text:p>
          </table:table-cell>
          <table:table-cell table:style-name="ce38" office:value-type="float" office:value="5310" calcext:value-type="float">
            <text:p>5,3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1835" calcext:value-type="float">
            <text:p>1,835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563" calcext:value-type="float">
            <text:p>6,56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1129" calcext:value-type="float">
            <text:p><text:s text:c="4"/>－1,129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681" calcext:value-type="float">
            <text:p>6,681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84" calcext:value-type="float">
            <text:p>2,884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264" calcext:value-type="float">
            <text:p>7,264</text:p>
          </table:table-cell>
          <table:table-cell table:style-name="ce39" office:value-type="float" office:value="607" calcext:value-type="float">
            <text:p>607</text:p>
          </table:table-cell>
          <table:table-cell table:style-name="ce39" office:value-type="float" office:value="2421" calcext:value-type="float">
            <text:p>2,4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933" calcext:value-type="float">
            <text:p>933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84" calcext:value-type="float">
            <text:p>2,88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583" calcext:value-type="float">
            <text:p><text:s text:c="7"/>－58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282" calcext:value-type="float">
            <text:p>8,282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2889" calcext:value-type="float">
            <text:p>2,8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546" calcext:value-type="float">
            <text:p><text:s text:c="7"/>－546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813" calcext:value-type="float">
            <text:p>11,813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407" calcext:value-type="float">
            <text:p>407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2404" calcext:value-type="float">
            <text:p>2,404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69" calcext:value-type="float">
            <text:p>7,769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671" calcext:value-type="float">
            <text:p>11,671</text:p>
          </table:table-cell>
          <table:table-cell table:style-name="ce38" office:value-type="float" office:value="485" calcext:value-type="float">
            <text:p>485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415" calcext:value-type="float">
            <text:p>4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147" calcext:value-type="float">
            <text:p>1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69" calcext:value-type="float">
            <text:p>7,76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142" calcext:value-type="float">
            <text:p>142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256" calcext:value-type="float">
            <text:p>5,256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112" calcext:value-type="float">
            <text:p>1,112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21" calcext:value-type="float">
            <text:p>3,42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201" calcext:value-type="float">
            <text:p>5,201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21" calcext:value-type="float">
            <text:p>3,4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55" calcext:value-type="float">
            <text:p>55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557" calcext:value-type="float">
            <text:p>6,557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48" calcext:value-type="float">
            <text:p>4,348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470" calcext:value-type="float">
            <text:p>6,470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59" calcext:value-type="float">
            <text:p>1,059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48" calcext:value-type="float">
            <text:p>4,34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87" calcext:value-type="float">
            <text:p>87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048" calcext:value-type="float">
            <text:p>7,04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8" calcext:value-type="float">
            <text:p>728</text:p>
          </table:table-cell>
          <table:table-cell table:style-name="ce38" office:value-type="float" office:value="894" calcext:value-type="float">
            <text:p>894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25" calcext:value-type="float">
            <text:p>4,625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075" calcext:value-type="float">
            <text:p>7,075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4" calcext:value-type="float">
            <text:p>664</text:p>
          </table:table-cell>
          <table:table-cell table:style-name="ce38" office:value-type="float" office:value="783" calcext:value-type="float">
            <text:p>783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25" calcext:value-type="float">
            <text:p>4,6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27" calcext:value-type="float">
            <text:p><text:s text:c="7"/>－27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235" calcext:value-type="float">
            <text:p>3,235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70" calcext:value-type="float">
            <text:p>2,17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250" calcext:value-type="float">
            <text:p>3,2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70" calcext:value-type="float">
            <text:p>2,1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-15" calcext:value-type="float">
            <text:p><text:s text:c="7"/>－15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813" calcext:value-type="float">
            <text:p>3,81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25" calcext:value-type="float">
            <text:p>3,825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12" calcext:value-type="float">
            <text:p><text:s text:c="7"/>－12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028" calcext:value-type="float">
            <text:p>12,028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28" calcext:value-type="float">
            <text:p>1,628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53" calcext:value-type="float">
            <text:p>8,453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363" calcext:value-type="float">
            <text:p>12,363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728" calcext:value-type="float">
            <text:p>7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30" calcext:value-type="float">
            <text:p>1,430</text:p>
          </table:table-cell>
          <table:table-cell table:style-name="ce38" office:value-type="float" office:value="192" calcext:value-type="float">
            <text:p>19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52" calcext:value-type="float">
            <text:p>8,45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-335" calcext:value-type="float">
            <text:p><text:s text:c="7"/>－335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71" calcext:value-type="float">
            <text:p>5,471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47" calcext:value-type="float">
            <text:p>3,847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626" calcext:value-type="float">
            <text:p>5,626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3" calcext:value-type="float">
            <text:p>713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46" calcext:value-type="float">
            <text:p>3,84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155" calcext:value-type="float">
            <text:p><text:s text:c="7"/>－155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557" calcext:value-type="float">
            <text:p>6,55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06" calcext:value-type="float">
            <text:p>4,606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737" calcext:value-type="float">
            <text:p>6,737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17" calcext:value-type="float">
            <text:p>717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06" calcext:value-type="float">
            <text:p>4,60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80" calcext:value-type="float">
            <text:p><text:s text:c="7"/>－180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3846" calcext:value-type="float">
            <text:p>33,846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1835" calcext:value-type="float">
            <text:p>1,835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783" calcext:value-type="float">
            <text:p>783</text:p>
          </table:table-cell>
          <table:table-cell table:style-name="ce38" office:value-type="float" office:value="1431" calcext:value-type="float">
            <text:p>1,4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004" calcext:value-type="float">
            <text:p>7,004</text:p>
          </table:table-cell>
          <table:table-cell table:style-name="ce38" office:value-type="float" office:value="15685" calcext:value-type="float">
            <text:p>15,685</text:p>
          </table:table-cell>
          <table:table-cell table:style-name="ce38" office:value-type="float" office:value="608" calcext:value-type="float">
            <text:p>60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911" calcext:value-type="float">
            <text:p>34,911</text:p>
          </table:table-cell>
          <table:table-cell table:style-name="ce38" office:value-type="float" office:value="1261" calcext:value-type="float">
            <text:p>1,261</text:p>
          </table:table-cell>
          <table:table-cell table:style-name="ce38" office:value-type="float" office:value="3417" calcext:value-type="float">
            <text:p>3,417</text:p>
          </table:table-cell>
          <table:table-cell table:style-name="ce38" office:value-type="float" office:value="2095" calcext:value-type="float">
            <text:p>2,095</text:p>
          </table:table-cell>
          <table:table-cell table:style-name="ce38" office:value-type="float" office:value="2404" calcext:value-type="float">
            <text:p>2,404</text:p>
          </table:table-cell>
          <table:table-cell table:style-name="ce38" office:value-type="float" office:value="894" calcext:value-type="float">
            <text:p>894</text:p>
          </table:table-cell>
          <table:table-cell table:style-name="ce38" office:value-type="float" office:value="1628" calcext:value-type="float">
            <text:p>1,6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03" calcext:value-type="float">
            <text:p>7,003</text:p>
          </table:table-cell>
          <table:table-cell table:style-name="ce38" office:value-type="float" office:value="15685" calcext:value-type="float">
            <text:p>15,68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63" office:value-type="float" office:value="-1065" calcext:value-type="float">
            <text:p><text:s text:c="4"/>－1,065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616" calcext:value-type="float">
            <text:p>15,616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1871" calcext:value-type="float">
            <text:p>1,871</text:p>
          </table:table-cell>
          <table:table-cell table:style-name="ce39" office:value-type="float" office:value="933" calcext:value-type="float">
            <text:p>933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713" calcext:value-type="float">
            <text:p>7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218" calcext:value-type="float">
            <text:p>3,218</text:p>
          </table:table-cell>
          <table:table-cell table:style-name="ce39" office:value-type="float" office:value="7129" calcext:value-type="float">
            <text:p>7,129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906" calcext:value-type="float">
            <text:p>15,906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1517" calcext:value-type="float">
            <text:p>1,517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1112" calcext:value-type="float">
            <text:p>1,112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17" calcext:value-type="float">
            <text:p>3,217</text:p>
          </table:table-cell>
          <table:table-cell table:style-name="ce39" office:value-type="float" office:value="7129" calcext:value-type="float">
            <text:p>7,12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float" office:value="-290" calcext:value-type="float">
            <text:p><text:s text:c="7"/>－290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230" calcext:value-type="float">
            <text:p>18,230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951" calcext:value-type="float">
            <text:p>1,951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1059" calcext:value-type="float">
            <text:p>1,059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86" calcext:value-type="float">
            <text:p>3,786</text:p>
          </table:table-cell>
          <table:table-cell table:style-name="ce40" office:value-type="float" office:value="8556" calcext:value-type="float">
            <text:p>8,556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005" calcext:value-type="float">
            <text:p>19,005</text:p>
          </table:table-cell>
          <table:table-cell table:style-name="ce40" office:value-type="float" office:value="691" calcext:value-type="float">
            <text:p>691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86" calcext:value-type="float">
            <text:p>3,786</text:p>
          </table:table-cell>
          <table:table-cell table:style-name="ce40" office:value-type="float" office:value="8556" calcext:value-type="float">
            <text:p>8,556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-775" calcext:value-type="float">
            <text:p><text:s text:c="7"/>－775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1186" calcext:value-type="float">
            <text:p>1,1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107" calcext:value-type="float">
            <text:p><text:s text:c="7"/>－107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547" calcext:value-type="float">
            <text:p>5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639" calcext:value-type="float">
            <text:p>6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69" calcext:value-type="float">
            <text:p><text:s text:c="7"/>－69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474" calcext:value-type="float">
            <text:p>9,474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748" calcext:value-type="float">
            <text:p>1,748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4674" calcext:value-type="float">
            <text:p>4,67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59" calcext:value-type="float">
            <text:p>8,859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4674" calcext:value-type="float">
            <text:p>4,67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615" calcext:value-type="float">
            <text:p>615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352" calcext:value-type="float">
            <text:p>4,35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2121" calcext:value-type="float">
            <text:p>2,12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13" calcext:value-type="float">
            <text:p>4,013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2121" calcext:value-type="float">
            <text:p>2,1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39" calcext:value-type="float">
            <text:p>339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122" calcext:value-type="float">
            <text:p>5,12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12" calcext:value-type="float">
            <text:p>912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2553" calcext:value-type="float">
            <text:p>2,55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46" calcext:value-type="float">
            <text:p>4,846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2553" calcext:value-type="float">
            <text:p>2,5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276" calcext:value-type="float">
            <text:p>27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823" calcext:value-type="float">
            <text:p>8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644" calcext:value-type="float">
            <text:p>64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65" calcext:value-type="float">
            <text:p>1,26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8" calcext:value-type="float">
            <text:p>888</text:p>
          </table:table-cell>
          <table:table-cell table:number-columns-repeated="2"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365" calcext:value-type="float">
            <text:p>3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77" calcext:value-type="float">
            <text:p>377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06" calcext:value-type="float">
            <text:p>1,40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458" calcext:value-type="float">
            <text:p>4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267" calcext:value-type="float">
            <text:p>267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4" office:value-type="float" office:value="-18" calcext:value-type="float">
            <text:p><text:s text:c="7"/>－18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35" calcext:value-type="float">
            <text:p>35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2"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400" calcext:value-type="float">
            <text:p>4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3" calcext:value-type="float">
            <text:p><text:s text:c="7"/>－53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1" calcext:value-type="float">
            <text:p>3,72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4" office:value-type="float" office:value="-734" calcext:value-type="float">
            <text:p><text:s text:c="7"/>－73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27" calcext:value-type="float">
            <text:p>1,3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0" calcext:value-type="float">
            <text:p>1,69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363" calcext:value-type="float">
            <text:p><text:s text:c="7"/>－36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1" calcext:value-type="float">
            <text:p>2,03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975" calcext:value-type="float">
            <text:p>9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371" calcext:value-type="float">
            <text:p><text:s text:c="7"/>－37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4" office:value-type="float" office:value="-216" calcext:value-type="float">
            <text:p><text:s text:c="7"/>－216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5" office:value-type="float" office:value="-115" calcext:value-type="float">
            <text:p><text:s text:c="7"/>－115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273" calcext:value-type="float">
            <text:p>2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101" calcext:value-type="float">
            <text:p><text:s text:c="7"/>－10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1" calcext:value-type="float">
            <text:p>2,0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790" calcext:value-type="float">
            <text:p>7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155" calcext:value-type="float">
            <text:p><text:s text:c="7"/>－155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363" calcext:value-type="float">
            <text:p>3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68" calcext:value-type="float">
            <text:p><text:s text:c="7"/>－6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00" calcext:value-type="float">
            <text:p>1,00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427" calcext:value-type="float">
            <text:p>4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87" calcext:value-type="float">
            <text:p><text:s text:c="7"/>－87</text:p>
          </table:table-cell>
          <table:table-cell table:style-name="ce70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4" office:value-type="float" office:value="-180" calcext:value-type="float">
            <text:p><text:s text:c="7"/>－180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126" calcext:value-type="float">
            <text:p><text:s text:c="7"/>－126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54" calcext:value-type="float">
            <text:p><text:s text:c="7"/>－5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4" office:value-type="float" office:value="-499" calcext:value-type="float">
            <text:p><text:s text:c="7"/>－49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8" calcext:value-type="float">
            <text:p>1,26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188" calcext:value-type="float">
            <text:p><text:s text:c="7"/>－18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68" calcext:value-type="float">
            <text:p>1,26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28" calcext:value-type="float">
            <text:p>2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9" calcext:value-type="float">
            <text:p>1,57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664" calcext:value-type="float">
            <text:p>6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311" calcext:value-type="float">
            <text:p><text:s text:c="7"/>－31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23" calcext:value-type="float">
            <text:p>2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87" calcext:value-type="float">
            <text:p><text:s text:c="7"/>－87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1" calcext:value-type="float">
            <text:p><text:s text:c="7"/>－3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15" calcext:value-type="float">
            <text:p>1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6" calcext:value-type="float">
            <text:p><text:s text:c="7"/>－56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40" calcext:value-type="float">
            <text:p>1,54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858" calcext:value-type="float">
            <text:p>8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64" calcext:value-type="float">
            <text:p><text:s text:c="7"/>－6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05" calcext:value-type="float">
            <text:p>40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05" calcext:value-type="float">
            <text:p>4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21" calcext:value-type="float">
            <text:p><text:s text:c="7"/>－2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453" calcext:value-type="float">
            <text:p>4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3" calcext:value-type="float">
            <text:p><text:s text:c="7"/>－43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54" calcext:value-type="float">
            <text:p>5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0" calcext:value-type="float">
            <text:p>30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24" calcext:value-type="float">
            <text:p>2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95" calcext:value-type="float">
            <text:p>1,89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004" calcext:value-type="float">
            <text:p>1,00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271" calcext:value-type="float">
            <text:p><text:s text:c="7"/>－27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18" calcext:value-type="float">
            <text:p>118</text:p>
          </table:table-cell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454" calcext:value-type="float">
            <text:p>4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113" calcext:value-type="float">
            <text:p><text:s text:c="7"/>－113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08" calcext:value-type="float">
            <text:p>1,00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550" calcext:value-type="float">
            <text:p>5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158" calcext:value-type="float">
            <text:p><text:s text:c="7"/>－158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4" office:value-type="float" office:value="109" calcext:value-type="float">
            <text:p>10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41" calcext:value-type="float">
            <text:p>1,14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1" calcext:value-type="float">
            <text:p>1,08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442" calcext:value-type="float">
            <text:p>4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60" calcext:value-type="float">
            <text:p>60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32" calcext:value-type="float">
            <text:p>1,33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3" calcext:value-type="float">
            <text:p>1,28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49" calcext:value-type="float">
            <text:p>49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4" office:value-type="float" office:value="-156" calcext:value-type="float">
            <text:p><text:s text:c="7"/>－156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68" calcext:value-type="float">
            <text:p><text:s text:c="7"/>－6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31" calcext:value-type="float">
            <text:p>3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55" calcext:value-type="float">
            <text:p>1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88" calcext:value-type="float">
            <text:p><text:s text:c="7"/>－88</text:p>
          </table:table-cell>
          <table:table-cell table:style-name="ce70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640" calcext:value-type="float">
            <text:p>1,64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516" calcext:value-type="float">
            <text:p>5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8" calcext:value-type="float">
            <text:p>54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5" calcext:value-type="float">
            <text:p>2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1092" calcext:value-type="float">
            <text:p>1,092</text:p>
          </table:table-cell>
          <table:table-cell table:style-name="ce70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35" calcext:value-type="float">
            <text:p>2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94" calcext:value-type="float">
            <text:p>494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81" calcext:value-type="float">
            <text:p>28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98" calcext:value-type="float">
            <text:p>598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459" calcext:value-type="float">
            <text:p>4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1013" calcext:value-type="float">
            <text:p>1,013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6" calcext:value-type="float">
            <text:p>9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458" calcext:value-type="float">
            <text:p>45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56" calcext:value-type="float">
            <text:p>25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555" calcext:value-type="float">
            <text:p>555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79" calcext:value-type="float">
            <text:p>7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6" calcext:value-type="float">
            <text:p>36</text:p>
          </table:table-cell>
          <table:table-cell table:style-name="ce70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43" calcext:value-type="float">
            <text:p>43</text:p>
          </table:table-cell>
          <table:table-cell table:style-name="ce70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7" office:value-type="string" calcext:value-type="string">
            <text:p>內政部戶政司 民國102年10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8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32:01</meta:creation-date>
    <dc:creator>user</dc:creator>
    <dc:date>2013-10-04T13:32:50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